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eodine@leodine-MS-7817:~/BDD/Bases$ mysql -u root -p</text:p>
      <text:p text:style-name="Standard">Enter password: </text:p>
      <text:p text:style-name="Standard">Welcome to the MySQL monitor. <text:s/>Commands end with ; or \g.</text:p>
      <text:p text:style-name="Standard">Your MySQL connection id is 8</text:p>
      <text:p text:style-name="Standard">Server version: 8.0.20-0ubuntu0.20.04.1 (Ubuntu)</text:p>
      <text:p text:style-name="Standard"/>
      <text:p text:style-name="Standard">Copyright (c) 2000, 2020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database kaamelott;</text:p>
      <text:p text:style-name="Standard">Query OK, 1 row affected (0.00 sec)</text:p>
      <text:p text:style-name="Standard"/>
      <text:p text:style-name="Standard">mysql&gt; use kaamelott;</text:p>
      <text:p text:style-name="Standard">Database changed</text:p>
      <text:p text:style-name="Standard">mysql&gt; create table </text:p>
      <text:p text:style-name="Standard"><text:s text:c="4"/>-&gt; (</text:p>
      <text:p text:style-name="Standard"><text:s text:c="4"/>-&gt; id INT PRIMARY KEY AUTO_INCREMENT,</text:p>
      <text:p text:style-name="Standard"><text:s text:c="4"/>-&gt; name VARCHAR(80) NOT NULL,</text:p>
      <text:p text:style-name="Standard"><text:s text:c="4"/>-&gt; age INT NOT NULL</text:p>
      <text:p text:style-name="Standard"><text:s text:c="4"/>-&gt; );</text:p>
      <text:p text:style-name="Standard">ERROR 1064 (42000): You have an error in your SQL syntax; check the manual that corresponds to your MySQL server version for the right syntax to use near '(</text:p>
      <text:p text:style-name="Standard">id INT PRIMARY KEY AUTO_INCREMENT,</text:p>
      <text:p text:style-name="Standard">name VARCHAR(80) NOT NULL,</text:p>
      <text:p text:style-name="Standard">age INT NOT NULL' at line 2</text:p>
      <text:p text:style-name="Standard">mysql&gt; create table knight ( id INT PRIMARY KEY AUTO_INCREMENT, name VARCHAR(80) NOT NULL, age INT NOT NULL );</text:p>
      <text:p text:style-name="Standard">Query OK, 0 rows affected (0.04 sec)</text:p>
      <text:p text:style-name="Standard"/>
      <text:p text:style-name="Standard">mysql&gt; INSERT INTO knight (name, age) VALUES (Arthur 40ans</text:p>
      <text:p text:style-name="Standard"><text:s text:c="4"/>-&gt; Perceval 35 ans</text:p>
      <text:p text:style-name="Standard"><text:s text:c="4"/>-&gt; ^C</text:p>
      <text:p text:style-name="Standard">mysql&gt; INSERT INTO knight (name, age) VALUES ('Arthur', 40), ('Perceval', 35), ('Lancelot', 38);</text:p>
      <text:p text:style-name="Standard">Query OK, 3 rows affected (0.03 sec)</text:p>
      <text:p text:style-name="Standard">Records: 3 <text:s/>Duplicates: 0 <text:s/>Warnings: 0</text:p>
      <text:p text:style-name="Standard"/>
      <text:p text:style-name="Standard">mysql&gt; SELECT name FROM knight;</text:p>
      <text:p text:style-name="Standard">+----------+</text:p>
      <text:p text:style-name="Standard">| name <text:s text:c="4"/>|</text:p>
      <text:p text:style-name="Standard">+----------+</text:p>
      <text:p text:style-name="Standard">| Arthur <text:s text:c="2"/>|</text:p>
      <text:p text:style-name="Standard">| Perceval |</text:p>
      <text:p text:style-name="Standard">| Lancelot |</text:p>
      <text:p text:style-name="Standard">+----------+</text:p>
      <text:p text:style-name="Standard">3 rows in set (0.01 sec)</text:p>
      <text:p text:style-name="Standard"/>
      <text:p text:style-name="Standard">mysql&gt; UPDATE knight SET age=36 WHERE name='Perceval';</text:p>
      <text:p text:style-name="Standard"><text:soft-page-break/>Query OK, 1 row affected (0.00 sec)</text:p>
      <text:p text:style-name="Standard">Rows matched: 1 <text:s/>Changed: 1 <text:s/>Warnings: 0</text:p>
      <text:p text:style-name="Standard"/>
      <text:p text:style-name="Standard">mysql&gt; SELECT name FROM knight WHERE age&gt;37;</text:p>
      <text:p text:style-name="Standard">+----------+</text:p>
      <text:p text:style-name="Standard">| name <text:s text:c="4"/>|</text:p>
      <text:p text:style-name="Standard">+----------+</text:p>
      <text:p text:style-name="Standard">| Arthur <text:s text:c="2"/>|</text:p>
      <text:p text:style-name="Standard">| Lancelot |</text:p>
      <text:p text:style-name="Standard">+----------+</text:p>
      <text:p text:style-name="Standard">2 rows in set (0.00 sec)</text:p>
      <text:p text:style-name="Standard"/>
      <text:p text:style-name="Standard">mysql&gt; ALTER TABLE knight ADD is_dubbed BOOLEAN NULL;</text:p>
      <text:p text:style-name="Standard">Query OK, 0 rows affected (0.01 sec)</text:p>
      <text:p text:style-name="Standard">Records: 0 <text:s/>Duplicates: 0 <text:s/>Warnings: 0</text:p>
      <text:p text:style-name="Standard"/>
      <text:p text:style-name="Standard">mysql&gt; UPDATE knight SET is_dubbed=TRUE;</text:p>
      <text:p text:style-name="Standard">Query OK, 3 rows affected (0.00 sec)</text:p>
      <text:p text:style-name="Standard">Rows matched: 3 <text:s/>Changed: 3 <text:s/>Warnings: 0</text:p>
      <text:p text:style-name="Standard"/>
      <text:p text:style-name="Standard">mysql&gt; UPDATE knight SET is_dubbed=FALSE WHERE name='Perceval';</text:p>
      <text:p text:style-name="Standard">Query OK, 1 row affected (0.00 sec)</text:p>
      <text:p text:style-name="Standard">Rows matched: 1 <text:s/>Changed: 1 <text:s/>Warnings: 0</text:p>
      <text:p text:style-name="Standard"/>
      <text:p text:style-name="Standard">mysql&gt; DELETE FROM knight WHERE name='Lancelot';</text:p>
      <text:p text:style-name="Standard">Query OK, 1 row affected (0.00 sec)</text:p>
      <text:p text:style-name="Standard"/>
      <text:p text:style-name="Standard">mysql&gt; TRUNCATE knight;</text:p>
      <text:p text:style-name="Standard">Query OK, 0 rows affected (0.02 sec)</text:p>
      <text:p text:style-name="Standard"/>
      <text:p text:style-name="Standard">mysql&gt; DROP knight;</text:p>
      <text:p text:style-name="Standard">ERROR 1064 (42000): You have an error in your SQL syntax; check the manual that corresponds to your MySQL server version for the right syntax to use near 'knight' at line 1</text:p>
      <text:p text:style-name="Standard">mysql&gt; DROP TABLE knight;</text:p>
      <text:p text:style-name="Standard">Query OK, 0 rows affected (0.01 sec)</text:p>
      <text:p text:style-name="Standard"/>
      <text:p text:style-name="Standard">mysql&gt; create table weapon ( id INT PRIMARY KEY AUTO_INCREMENT, name VARCHAR(50) );</text:p>
      <text:p text:style-name="Standard">Query OK, 0 rows affected (0.02 sec)</text:p>
      <text:p text:style-name="Standard"/>
      <text:p text:style-name="Standard">mysql&gt; INSERT INTO weapon (name) VALUES ('Sword', 'Bow', 'Lance', 'Catapult');</text:p>
      <text:p text:style-name="Standard">ERROR 1136 (21S01): Column count doesn't match value count at row 1</text:p>
      <text:p text:style-name="Standard">mysql&gt; INSERT INTO weapon (name) VALUES ('Sword');</text:p>
      <text:p text:style-name="Standard">Query OK, 1 row affected (0.01 sec)</text:p>
      <text:p text:style-name="Standard"/>
      <text:p text:style-name="Standard">mysql&gt; INSERT INTO weapon (name) VALUES ('Bow');</text:p>
      <text:p text:style-name="Standard">Query OK, 1 row affected (0.00 sec)</text:p>
      <text:p text:style-name="Standard"/>
      <text:p text:style-name="Standard">mysql&gt; INSERT INTO weapon (name) VALUES ('Lance');</text:p>
      <text:p text:style-name="Standard">Query OK, 1 row affected (0.00 sec)</text:p>
      <text:p text:style-name="Standard"/>
      <text:p text:style-name="Standard">mysql&gt; INSERT INTO weapon (name) VALUES ('Catapult');</text:p>
      <text:p text:style-name="Standard"><text:soft-page-break/>Query OK, 1 row affected (0.01 sec)</text:p>
      <text:p text:style-name="Standard"/>
      <text:p text:style-name="Standard">mysql&gt; UPDATE weapon SET name='whip' WHERE name='Bow';</text:p>
      <text:p text:style-name="Standard">Query OK, 1 row affected (0.01 sec)</text:p>
      <text:p text:style-name="Standard">Rows matched: 1 <text:s/>Changed: 1 <text:s/>Warnings: 0</text:p>
      <text:p text:style-name="Standard"/>
      <text:p text:style-name="Standard">mysql&gt; DELETE FROM weapon WHERE name='Lance';</text:p>
      <text:p text:style-name="Standard">Query OK, 1 row affected (0.00 sec)</text:p>
      <text:p text:style-name="Standard"/>
      <text:p text:style-name="Standard">mysql&gt; select * from weapon;</text:p>
      <text:p text:style-name="Standard">+----+----------+</text:p>
      <text:p text:style-name="Standard">| id | name <text:s text:c="4"/>|</text:p>
      <text:p text:style-name="Standard">+----+----------+</text:p>
      <text:p text:style-name="Standard">| <text:s/>1 | Sword <text:s text:c="3"/>|</text:p>
      <text:p text:style-name="Standard">| <text:s/>2 | whip <text:s text:c="4"/>|</text:p>
      <text:p text:style-name="Standard">| <text:s/>4 | Catapult |</text:p>
      <text:p text:style-name="Standard">+----+----------+</text:p>
      <text:p text:style-name="Standard">3 rows in set (0.00 sec)</text:p>
      <text:p text:style-name="Standard"/>
      <text:p text:style-name="Standard">mysql&gt; history | tail -15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history | tail -15' at line 1</text:p>
      <text:p text:style-name="Standard">mysql&gt; 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5T15:35:52.474653204</meta:creation-date>
    <dc:date>2020-05-25T15:37:10.847634357</dc:date>
    <meta:editing-duration>PT1M22S</meta:editing-duration>
    <meta:editing-cycles>1</meta:editing-cycles>
    <meta:document-statistic meta:table-count="0" meta:image-count="0" meta:object-count="0" meta:page-count="3" meta:paragraph-count="99" meta:word-count="647" meta:character-count="3769" meta:non-whitespace-character-count="3159"/>
    <meta:generator>LibreOffice/6.4.2.2$Linux_X86_64 LibreOffice_project/40$Build-2</meta:generator>
  </office:meta>
</office:document-meta>
</file>